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14pt" style:font-size-asian="14pt" style:font-size-complex="14pt"/>
    </style:style>
    <style:style style:name="P2" style:family="paragraph" style:parent-style-name="Preformatted_20_Text">
      <style:text-properties fo:font-size="14pt" officeooo:rsid="001182c6" officeooo:paragraph-rsid="001182c6" style:font-size-asian="14pt" style:font-size-complex="14pt"/>
    </style:style>
    <style:style style:name="P3" style:family="paragraph" style:parent-style-name="Preformatted_20_Text" style:list-style-name="L1">
      <style:text-properties fo:font-size="14pt" officeooo:rsid="001182c6" officeooo:paragraph-rsid="001182c6" style:font-size-asian="14pt" style:font-size-complex="14pt"/>
    </style:style>
    <style:style style:name="P4" style:family="paragraph" style:parent-style-name="Preformatted_20_Text" style:list-style-name="L2">
      <style:text-properties fo:font-size="14pt" officeooo:rsid="001182c6" officeooo:paragraph-rsid="001182c6" style:font-size-asian="14pt" style:font-size-complex="14pt"/>
    </style:style>
    <style:style style:name="P5" style:family="paragraph" style:parent-style-name="Preformatted_20_Text" style:list-style-name="L1">
      <style:text-properties fo:font-size="14pt" style:font-size-asian="14pt" style:font-size-complex="14pt"/>
    </style:style>
    <style:style style:name="P6" style:family="paragraph" style:parent-style-name="Preformatted_20_Text" style:master-page-name="">
      <loext:graphic-properties draw:fill="none"/>
      <style:paragraph-properties fo:margin-left="2.0618in" fo:margin-right="0in" fo:margin-top="0in" fo:margin-bottom="0in" loext:contextual-spacing="false" fo:text-indent="0in" style:auto-text-indent="false" style:page-number="auto" fo:background-color="transparent"/>
      <style:text-properties fo:font-size="20pt" officeooo:rsid="001343d2" officeooo:paragraph-rsid="001343d2" style:font-size-asian="20pt" style:font-size-complex="20pt"/>
    </style:style>
    <style:style style:name="P7" style:family="paragraph" style:parent-style-name="Preformatted_20_Text" style:master-page-name="">
      <loext:graphic-properties draw:fill="none"/>
      <style:paragraph-properties fo:margin-left="3.6866in" fo:margin-right="0in" fo:margin-top="0in" fo:margin-bottom="0in" loext:contextual-spacing="false" fo:text-indent="0in" style:auto-text-indent="false" style:page-number="auto" fo:background-color="transparent"/>
      <style:text-properties fo:font-size="16pt" fo:font-weight="normal" style:font-size-asian="16pt" style:font-weight-asian="normal" style:font-size-complex="16pt" style:font-weight-complex="normal"/>
    </style:style>
    <style:style style:name="P8" style:family="paragraph" style:parent-style-name="Preformatted_20_Text" style:master-page-name="">
      <loext:graphic-properties draw:fill="none"/>
      <style:paragraph-properties fo:margin-left="3.6866in" fo:margin-right="0in" fo:margin-top="0in" fo:margin-bottom="0in" loext:contextual-spacing="false" fo:text-indent="0in" style:auto-text-indent="false" style:page-number="auto" fo:background-color="transparent"/>
      <style:text-properties fo:font-size="16pt" officeooo:rsid="001182c6" officeooo:paragraph-rsid="001182c6" style:font-size-asian="16pt" style:font-size-complex="16pt"/>
    </style:style>
    <style:style style:name="P9" style:family="paragraph" style:parent-style-name="Preformatted_20_Text">
      <loext:graphic-properties draw:fill="none"/>
      <style:paragraph-properties fo:margin-left="3.6866in" fo:margin-right="0in" fo:margin-top="0in" fo:margin-bottom="0in" loext:contextual-spacing="false" fo:text-indent="0in" style:auto-text-indent="false" fo:background-color="transparent"/>
      <style:text-properties fo:font-size="16pt" fo:font-weight="normal" style:font-size-asian="16pt" style:font-weight-asian="normal" style:font-size-complex="16pt" style:font-weight-complex="normal"/>
    </style:style>
    <style:style style:name="P10" style:family="paragraph" style:parent-style-name="Preformatted_20_Text">
      <loext:graphic-properties draw:fill="none"/>
      <style:paragraph-properties fo:margin-left="3.6866in" fo:margin-right="0in" fo:margin-top="0in" fo:margin-bottom="0in" loext:contextual-spacing="false" fo:text-indent="0in" style:auto-text-indent="false" fo:background-color="transparent"/>
      <style:text-properties fo:font-size="16pt" officeooo:rsid="001182c6" officeooo:paragraph-rsid="001182c6" style:font-size-asian="16pt" style:font-size-complex="16pt"/>
    </style:style>
    <style:style style:name="T1" style:family="text">
      <style:text-properties officeooo:rsid="001182c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343d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Инструкция к использования системы</text:p>
      <text:p text:style-name="P2"/>
      <text:p text:style-name="P2">Чтобы <text:span text:style-name="T2">изменить настройки</text:span> css – запустите ./css/color_changer.py.</text:p>
      <text:p text:style-name="P2">Чтобы <text:span text:style-name="T2">собрать сайт</text:span> – запустите ./compile.py.</text:p>
      <text:p text:style-name="P1"/>
      <text:p text:style-name="P7">Оформление</text:p>
      <text:p text:style-name="P9"/>
      <text:list xml:id="list4020597982" text:style-name="L1">
        <text:list-item>
          <text:p text:style-name="P5">Все значки находятся в ./img/icons. Если что-то не подходит, это можно перерисовать <text:span text:style-name="T3">или добавить новые значки.</text:span></text:p>
        </text:list-item>
        <text:list-item>
          <text:p text:style-name="P5">В папке css находятся шаблоны .txt. В них можно менять оформление чего-либо. Цифры (1000; inf), (600; 1000), (0; 600) обозначают разрешение экрана, при котором <text:span text:style-name="T1">применяется его содержимое.</text:span></text:p>
        </text:list-item>
        <text:list-item>
          <text:p text:style-name="P5"><text:span text:style-name="T1">В нём же можно поменять цветовое оформление: все цвета заданы, как переменные. Комментарии в коде указывают, к чему относится цвет. Достаточно заменить цвета другим значением HEX-RGB и выполнить скрипт. </text:span></text:p>
        </text:list-item>
        <text:list-item>
          <text:p text:style-name="P3">В папке template/std содержатся файлы .txt – шаблоны элементов страницы сайта. Если вам не нравится верхняя плашка сайта, где отображаются название сайта, его логотип (он же – ссылка на главную страницу) и кнопка “скрыть/показать меню навигации”), или её содержимое, то можете изменить файл header.txt. Всё остальное (JS.txt, init.txt, footer.txt) изменять не рекомендуется, т.к. они не несут в себе графических элементов: </text:p>
          <text:list>
            <text:list-item>
              <text:p text:style-name="P3">init.txt подключает .css файлы к странице и открывает некоторые ведущие теги;</text:p>
            </text:list-item>
            <text:list-item>
              <text:p text:style-name="P3">footer.txt содержит стрелочку “Наверх”, которая отображается внизу страницы;</text:p>
            </text:list-item>
            <text:list-item>
              <text:p text:style-name="P3">JS.txt отвечает за работоспособность кнопки “скрыть/показать меню навигации”;</text:p>
            </text:list-item>
          </text:list>
        </text:list-item>
      </text:list>
      <text:p text:style-name="P2"/>
      <text:p text:style-name="P8">Наполнение</text:p>
      <text:p text:style-name="P10"/>
      <text:list xml:id="list154637182" text:style-name="L2">
        <text:list-item>
          <text:p text:style-name="P4">Добавить содержание статьи в файл ./template/&lt;name&gt;.txt, где &lt;name&gt; – имя файла.</text:p>
        </text:list-item>
        <text:list-item>
          <text:p text:style-name="P4">Добавить в файл ./makefile.txt строчку вида &lt;name&gt;&lt;тег&gt;&lt;Название страницы&gt;, где:</text:p>
          <text:list>
            <text:list-item>
              <text:p text:style-name="P4">&lt;name&gt; – имя файла с содержанием страницы в папке ./template;</text:p>
            </text:list-item>
            <text:list-item>
              <text:p text:style-name="P4">&lt;Название страницы&gt; – название страницы, которое будет отображаться на вкладке и на ссылке в меню навигации (можно на русском);</text:p>
            </text:list-item>
            <text:list-item>
              <text:p text:style-name="P4">&lt;тег&gt;:</text:p>
              <text:list>
                <text:list-item>
                  <text:p text:style-name="P4">“&lt;~key~&gt;”, если страницу надо добавить в меню навигации;</text:p>
                </text:list-item>
                <text:list-item>
                  <text:p text:style-name="P4">“&lt;~page~&gt;”, если страницу не надо добавлять в меню навигации (тогда на неё должна быть ссылка с другой страницы, созданная вручную);</text:p>
                </text:list-item>
              </text:list>
            </text:list-item>
          </text:list>
        </text:list-item>
        <text:list-item>
          <text:p text:style-name="P4">Выполнить скрипт compile.p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11in" style:num-format="1" style:print-orientation="portrait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3-25T10:56:45.448370506</dc:date>
    <meta:editing-duration>PT26M24S</meta:editing-duration>
    <meta:editing-cycles>6</meta:editing-cycles>
    <meta:generator>LibreOffice/6.0.7.3$Linux_x86 LibreOffice_project/00m0$Build-3</meta:generator>
    <meta:document-statistic meta:table-count="0" meta:image-count="0" meta:object-count="0" meta:page-count="1" meta:paragraph-count="20" meta:word-count="267" meta:character-count="1908" meta:non-whitespace-character-count="1667"/>
  </office:meta>
</office:document-meta>
</file>